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avg" table:style-name="ta1">
        <table:shapes>
          <draw:frame draw:z-index="0" draw:style-name="gr1" draw:text-style-name="P1" svg:width="453.51pt" svg:height="255.09pt" svg:x="284.4pt" svg:y="2.83pt">
            <loext:p draw:notify-on-update-of-ranges="avg_avg.C1:avg_avg.C100 avg_avg.D1:avg_avg.D100 avg_avg.C1:avg_avg.C100 avg_avg.E1:avg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2.0666982208949" calcext:value-type="float">
            <text:p>2.0666982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2.0637911559792" calcext:value-type="float">
            <text:p>2.063791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1.9853764092262" calcext:value-type="float">
            <text:p>1.9853764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1.8731137745973" calcext:value-type="float">
            <text:p>1.8731137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1.7943181316943" calcext:value-type="float">
            <text:p>1.7943181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1.9806265402151" calcext:value-type="float">
            <text:p>1.9806265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2.0987119763502" calcext:value-type="float">
            <text:p>2.0987119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2.155383886561" calcext:value-type="float">
            <text:p>2.15538388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1.8487212901646" calcext:value-type="float">
            <text:p>1.8487212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1.9011441850352" calcext:value-type="float">
            <text:p>1.901144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2.0790543753612" calcext:value-type="float">
            <text:p>2.07905437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1.9054047305118" calcext:value-type="float">
            <text:p>1.9054047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1.916745760608" calcext:value-type="float">
            <text:p>1.9167457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1.8836025402694" calcext:value-type="float">
            <text:p>1.88360254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2.0488285703523" calcext:value-type="float">
            <text:p>2.04882857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2.2281661610003" calcext:value-type="float">
            <text:p>2.228166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1.9483819610617" calcext:value-type="float">
            <text:p>1.9483819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1.7870002830254" calcext:value-type="float">
            <text:p>1.787000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2.0271274475024" calcext:value-type="float">
            <text:p>2.0271274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886" calcext:value-type="float">
            <text:p>12886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.9279470669319" calcext:value-type="float">
            <text:p>1.9279470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350" calcext:value-type="float">
            <text:p>13350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1.8316960087012" calcext:value-type="float">
            <text:p>1.8316960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814" calcext:value-type="float">
            <text:p>13814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2.048781357413" calcext:value-type="float">
            <text:p>2.04878135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278" calcext:value-type="float">
            <text:p>14278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.9625995527574" calcext:value-type="float">
            <text:p>1.9625995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742" calcext:value-type="float">
            <text:p>14742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.9538191250277" calcext:value-type="float">
            <text:p>1.953819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206" calcext:value-type="float">
            <text:p>15206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.9485419067552" calcext:value-type="float">
            <text:p>1.9485419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670" calcext:value-type="float">
            <text:p>15670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.9900272946197" calcext:value-type="float">
            <text:p>1.9900272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34" calcext:value-type="float">
            <text:p>16134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.942899680209" calcext:value-type="float">
            <text:p>1.94289968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598" calcext:value-type="float">
            <text:p>16598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.889018969464" calcext:value-type="float">
            <text:p>1.8890189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062" calcext:value-type="float">
            <text:p>17062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.9077377109665" calcext:value-type="float">
            <text:p>1.907737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544" calcext:value-type="float">
            <text:p>18544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.9664106307522" calcext:value-type="float">
            <text:p>1.9664106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010" calcext:value-type="float">
            <text:p>19010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.8526123039544" calcext:value-type="float">
            <text:p>1.852612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474" calcext:value-type="float">
            <text:p>19474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1.8457999878993" calcext:value-type="float">
            <text:p>1.84579998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38" calcext:value-type="float">
            <text:p>19938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.9044704100894" calcext:value-type="float">
            <text:p>1.9044704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402" calcext:value-type="float">
            <text:p>20402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2.1461232226371" calcext:value-type="float">
            <text:p>2.1461232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866" calcext:value-type="float">
            <text:p>20866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2.150193970488" calcext:value-type="float">
            <text:p>2.1501939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330" calcext:value-type="float">
            <text:p>21330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.9543200399167" calcext:value-type="float">
            <text:p>1.9543200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794" calcext:value-type="float">
            <text:p>21794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2.0203400007079" calcext:value-type="float">
            <text:p>2.0203400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.8715873952398" calcext:value-type="float">
            <text:p>1.87158739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722" calcext:value-type="float">
            <text:p>22722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1.7677126547906" calcext:value-type="float">
            <text:p>1.76771265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186" calcext:value-type="float">
            <text:p>23186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2.0047641738161" calcext:value-type="float">
            <text:p>2.0047641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639" calcext:value-type="float">
            <text:p>25639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.7925061398411" calcext:value-type="float">
            <text:p>1.7925061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864" calcext:value-type="float">
            <text:p>26864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.8875783518322" calcext:value-type="float">
            <text:p>1.88757835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328" calcext:value-type="float">
            <text:p>27328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2.0672300870197" calcext:value-type="float">
            <text:p>2.067230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792" calcext:value-type="float">
            <text:p>27792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2.035238958265" calcext:value-type="float">
            <text:p>2.03523895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256" calcext:value-type="float">
            <text:p>28256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2.1068965972633" calcext:value-type="float">
            <text:p>2.1068965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720" calcext:value-type="float">
            <text:p>28720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.9591494024836" calcext:value-type="float">
            <text:p>1.9591494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184" calcext:value-type="float">
            <text:p>29184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2.0550122668786" calcext:value-type="float">
            <text:p>2.0550122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648" calcext:value-type="float">
            <text:p>29648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1.8278017803547" calcext:value-type="float">
            <text:p>1.8278017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112" calcext:value-type="float">
            <text:p>30112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2.0553392581142" calcext:value-type="float">
            <text:p>2.0553392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576" calcext:value-type="float">
            <text:p>30576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.9900770033614" calcext:value-type="float">
            <text:p>1.9900770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040" calcext:value-type="float">
            <text:p>31040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1.829286926031" calcext:value-type="float">
            <text:p>1.829286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504" calcext:value-type="float">
            <text:p>31504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2.0296304054968" calcext:value-type="float">
            <text:p>2.0296304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968" calcext:value-type="float">
            <text:p>31968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1.7959042691171" calcext:value-type="float">
            <text:p>1.79590426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432" calcext:value-type="float">
            <text:p>32432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.9684046260904" calcext:value-type="float">
            <text:p>1.9684046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896" calcext:value-type="float">
            <text:p>32896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.8818723506458" calcext:value-type="float">
            <text:p>1.8818723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360" calcext:value-type="float">
            <text:p>33360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2.0973741036097" calcext:value-type="float">
            <text:p>2.0973741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824" calcext:value-type="float">
            <text:p>33824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.8676858248672" calcext:value-type="float">
            <text:p>1.86768582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288" calcext:value-type="float">
            <text:p>34288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1.8371659574807" calcext:value-type="float">
            <text:p>1.8371659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752" calcext:value-type="float">
            <text:p>34752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.9694614239493" calcext:value-type="float">
            <text:p>1.96946142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268" calcext:value-type="float">
            <text:p>36268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1.8832982014256" calcext:value-type="float">
            <text:p>1.883298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762" calcext:value-type="float">
            <text:p>36762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.9558457162416" calcext:value-type="float">
            <text:p>1.9558457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226" calcext:value-type="float">
            <text:p>37226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.9884430943196" calcext:value-type="float">
            <text:p>1.98844309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690" calcext:value-type="float">
            <text:p>37690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.89072647815" calcext:value-type="float">
            <text:p>1.89072647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154" calcext:value-type="float">
            <text:p>38154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.8582736807948" calcext:value-type="float">
            <text:p>1.8582736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618" calcext:value-type="float">
            <text:p>38618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1.9285246735486" calcext:value-type="float">
            <text:p>1.92852467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082" calcext:value-type="float">
            <text:p>39082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2.0067421052353" calcext:value-type="float">
            <text:p>2.0067421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546" calcext:value-type="float">
            <text:p>39546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2.2086344559438" calcext:value-type="float">
            <text:p>2.2086344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010" calcext:value-type="float">
            <text:p>40010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1.8367098064099" calcext:value-type="float">
            <text:p>1.8367098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474" calcext:value-type="float">
            <text:p>40474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2.053382953216" calcext:value-type="float">
            <text:p>2.0533829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938" calcext:value-type="float">
            <text:p>40938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1.9157369405906" calcext:value-type="float">
            <text:p>1.91573694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402" calcext:value-type="float">
            <text:p>41402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.9528642637293" calcext:value-type="float">
            <text:p>1.9528642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866" calcext:value-type="float">
            <text:p>41866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.8569866405298" calcext:value-type="float">
            <text:p>1.8569866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330" calcext:value-type="float">
            <text:p>42330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.9992065256705" calcext:value-type="float">
            <text:p>1.99920652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794" calcext:value-type="float">
            <text:p>42794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.9884977264415" calcext:value-type="float">
            <text:p>1.9884977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258" calcext:value-type="float">
            <text:p>43258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.9996975345712" calcext:value-type="float">
            <text:p>1.9996975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722" calcext:value-type="float">
            <text:p>43722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2.0816055303541" calcext:value-type="float">
            <text:p>2.0816055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186" calcext:value-type="float">
            <text:p>44186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.9814832774381" calcext:value-type="float">
            <text:p>1.98148327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650" calcext:value-type="float">
            <text:p>44650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.8749358374014" calcext:value-type="float">
            <text:p>1.8749358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114" calcext:value-type="float">
            <text:p>45114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.8870954532237" calcext:value-type="float">
            <text:p>1.8870954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578" calcext:value-type="float">
            <text:p>45578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2.0762591957665" calcext:value-type="float">
            <text:p>2.0762591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042" calcext:value-type="float">
            <text:p>46042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.9869926046255" calcext:value-type="float">
            <text:p>1.9869926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297" calcext:value-type="float">
            <text:p>48297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.9206088393579" calcext:value-type="float">
            <text:p>1.92060883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22" calcext:value-type="float">
            <text:p>49522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2.0291478325465" calcext:value-type="float">
            <text:p>2.0291478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86" calcext:value-type="float">
            <text:p>49986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.8854760740165" calcext:value-type="float">
            <text:p>1.8854760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450" calcext:value-type="float">
            <text:p>50450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.9718505005388" calcext:value-type="float">
            <text:p>1.9718505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914" calcext:value-type="float">
            <text:p>50914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.9316767492368" calcext:value-type="float">
            <text:p>1.93167674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378" calcext:value-type="float">
            <text:p>51378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2.0748897162447" calcext:value-type="float">
            <text:p>2.0748897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842" calcext:value-type="float">
            <text:p>51842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.9735026235777" calcext:value-type="float">
            <text:p>1.9735026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306" calcext:value-type="float">
            <text:p>52306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2.0391048909748" calcext:value-type="float">
            <text:p>2.0391048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3828" calcext:value-type="float">
            <text:p>53828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2.0726889464122" calcext:value-type="float">
            <text:p>2.07268894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294" calcext:value-type="float">
            <text:p>54294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.9324825228461" calcext:value-type="float">
            <text:p>1.9324825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758" calcext:value-type="float">
            <text:p>54758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2.054450847018" calcext:value-type="float">
            <text:p>2.0544508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222" calcext:value-type="float">
            <text:p>55222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2.1181796653309" calcext:value-type="float">
            <text:p>2.11817966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686" calcext:value-type="float">
            <text:p>55686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2.0773333553832" calcext:value-type="float">
            <text:p>2.07733335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150" calcext:value-type="float">
            <text:p>56150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.9641001841992" calcext:value-type="float">
            <text:p>1.9641001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614" calcext:value-type="float">
            <text:p>56614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2.0266978046038" calcext:value-type="float">
            <text:p>2.0266978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078" calcext:value-type="float">
            <text:p>57078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2.0137131585362" calcext:value-type="float">
            <text:p>2.0137131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542" calcext:value-type="float">
            <text:p>57542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.8887481202441" calcext:value-type="float">
            <text:p>1.88874812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006" calcext:value-type="float">
            <text:p>58006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2.0605937760552" calcext:value-type="float">
            <text:p>2.0605937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470" calcext:value-type="float">
            <text:p>58470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.9547269230776" calcext:value-type="float">
            <text:p>1.954726923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5:19:30.519476272</dc:date>
    <meta:editing-duration>PT53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5cm" svg:y="0.315cm" chart:style-name="ch2">
          <text:p>Avg(avg) energy generation</text:p>
        </chart:title>
        <chart:subtitle svg:x="4.725cm" svg:y="1.286cm" chart:style-name="ch3">
          <text:p>system overview-hidden alert-2RTUs</text:p>
        </chart:subtitle>
        <chart:legend chart:legend-position="end" svg:x="13.114cm" svg:y="3.925cm" style:legend-expansion="high" chart:style-name="ch4"/>
        <chart:plot-area chart:style-name="ch5" table:cell-range-address="avg_avg.C1:avg_avg.E100" chart:data-source-has-labels="row" svg:x="0.32cm" svg:y="2.153cm" svg:width="12.474cm" svg:height="6.667cm">
          <chartooo:coordinate-region svg:x="0.783cm" svg:y="2.366cm" svg:width="11.692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avg.D1:avg_avg.D100" loext:label-string="avg_avg" chart:class="chart:scatter">
            <chart:domain table:cell-range-address="avg_avg.C1:avg_avg.C100"/>
            <chart:data-point chart:repeated="100"/>
          </chart:series>
          <chart:series chart:style-name="ch9" chart:values-cell-range-address="avg_avg.E1:avg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avg.C1:avg_avg.C100</svg:desc>
                </draw:g>
              </table:table-cell>
              <table:table-cell office:value-type="float" office:value="2.0666982208949">
                <text:p>2.0666982208949</text:p>
                <draw:g>
                  <svg:desc>avg_avg.D1:avg_avg.D100</svg:desc>
                </draw:g>
              </table:table-cell>
              <table:table-cell office:value-type="float" office:value="5">
                <text:p>5</text:p>
                <draw:g>
                  <svg:desc>avg_avg.E1:avg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2.0637911559792">
                <text:p>2.0637911559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1.9853764092262">
                <text:p>1.9853764092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1.8731137745973">
                <text:p>1.87311377459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1.7943181316943">
                <text:p>1.7943181316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1.9806265402151">
                <text:p>1.9806265402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2.0987119763502">
                <text:p>2.0987119763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2.155383886561">
                <text:p>2.155383886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1.8487212901646">
                <text:p>1.84872129016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1.9011441850352">
                <text:p>1.9011441850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2.0790543753612">
                <text:p>2.07905437536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1.9054047305118">
                <text:p>1.9054047305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1.916745760608">
                <text:p>1.916745760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1.8836025402694">
                <text:p>1.88360254026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2.0488285703523">
                <text:p>2.0488285703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2.2281661610003">
                <text:p>2.22816616100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1.9483819610617">
                <text:p>1.9483819610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1.7870002830254">
                <text:p>1.7870002830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2.0271274475024">
                <text:p>2.02712744750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.9279470669319">
                <text:p>1.9279470669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.8316960087012">
                <text:p>1.8316960087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2.048781357413">
                <text:p>2.048781357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.9625995527574">
                <text:p>1.9625995527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.9538191250277">
                <text:p>1.9538191250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.9485419067552">
                <text:p>1.9485419067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.9900272946197">
                <text:p>1.9900272946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.942899680209">
                <text:p>1.942899680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.889018969464">
                <text:p>1.889018969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.9077377109665">
                <text:p>1.9077377109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.9664106307522">
                <text:p>1.9664106307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.8526123039544">
                <text:p>1.8526123039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.8457999878993">
                <text:p>1.8457999878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.9044704100894">
                <text:p>1.9044704100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2.1461232226371">
                <text:p>2.14612322263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2.150193970488">
                <text:p>2.150193970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.9543200399167">
                <text:p>1.9543200399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2.0203400007079">
                <text:p>2.0203400007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.8715873952398">
                <text:p>1.871587395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1.7677126547906">
                <text:p>1.7677126547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2.0047641738161">
                <text:p>2.0047641738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.7925061398411">
                <text:p>1.7925061398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.8875783518322">
                <text:p>1.8875783518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2.0672300870197">
                <text:p>2.0672300870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2.035238958265">
                <text:p>2.035238958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2.1068965972633">
                <text:p>2.1068965972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.9591494024836">
                <text:p>1.959149402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2.0550122668786">
                <text:p>2.0550122668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1.8278017803547">
                <text:p>1.8278017803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2.0553392581142">
                <text:p>2.0553392581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.9900770033614">
                <text:p>1.9900770033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.829286926031">
                <text:p>1.829286926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2.0296304054968">
                <text:p>2.0296304054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.7959042691171">
                <text:p>1.7959042691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.9684046260904">
                <text:p>1.96840462609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.8818723506458">
                <text:p>1.8818723506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2.0973741036097">
                <text:p>2.09737410360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.8676858248672">
                <text:p>1.86768582486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.8371659574807">
                <text:p>1.8371659574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.9694614239493">
                <text:p>1.9694614239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.8832982014256">
                <text:p>1.8832982014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.9558457162416">
                <text:p>1.9558457162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.9884430943196">
                <text:p>1.9884430943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.89072647815">
                <text:p>1.89072647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.8582736807948">
                <text:p>1.858273680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1.9285246735486">
                <text:p>1.9285246735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2.0067421052353">
                <text:p>2.0067421052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2.2086344559438">
                <text:p>2.2086344559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1.8367098064099">
                <text:p>1.83670980640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2.053382953216">
                <text:p>2.053382953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.9157369405906">
                <text:p>1.9157369405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.9528642637293">
                <text:p>1.9528642637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.8569866405298">
                <text:p>1.8569866405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.9992065256705">
                <text:p>1.9992065256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.9884977264415">
                <text:p>1.9884977264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.9996975345712">
                <text:p>1.9996975345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2.0816055303541">
                <text:p>2.0816055303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.9814832774381">
                <text:p>1.9814832774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.8749358374014">
                <text:p>1.8749358374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.8870954532237">
                <text:p>1.8870954532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2.0762591957665">
                <text:p>2.0762591957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.9869926046255">
                <text:p>1.9869926046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.9206088393579">
                <text:p>1.9206088393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2.0291478325465">
                <text:p>2.0291478325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.8854760740165">
                <text:p>1.8854760740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.9718505005388">
                <text:p>1.97185050053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.9316767492368">
                <text:p>1.9316767492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2.0748897162447">
                <text:p>2.0748897162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.9735026235777">
                <text:p>1.9735026235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2.0391048909748">
                <text:p>2.0391048909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2.0726889464122">
                <text:p>2.0726889464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.9324825228461">
                <text:p>1.9324825228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2.054450847018">
                <text:p>2.054450847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2.1181796653309">
                <text:p>2.1181796653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2.0773333553832">
                <text:p>2.0773333553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.9641001841992">
                <text:p>1.9641001841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2.0266978046038">
                <text:p>2.0266978046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2.0137131585362">
                <text:p>2.0137131585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.8887481202441">
                <text:p>1.8887481202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2.0605937760552">
                <text:p>2.0605937760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.9547269230776">
                <text:p>1.954726923077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